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800000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800000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9pt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.T.C.</text:p>
      <text:p text:style-name="P6">(STATISTICHE TERRITORIALI CLIMATICHE)</text:p>
      <text:p text:style-name="P1"/>
      <text:p text:style-name="P1">Analisi della realtà</text:p>
      <text:p text:style-name="P3"/>
      <text:p text:style-name="P5">Si desidera monitorare il clima in un determinato territorio. Le condizioni atmosferiche saranno costituite da diversi parametri: temperatura, umidità, pressione, ionizzazione, inquinamento (quantità di CO nell'aria) e vento. Associato a questi, si vuole ottenere un time lapse (con foto scattate ogni 2 minuti). Tutti questi dati saranno poi memorizzati all'interno di un archivio, dal quale si potranno ottenere informazioni sotto forma di grafici o tabelle, strettamente ralazionate al raggio di una mappa (Google Maps).</text:p>
      <text:p text:style-name="P5"/>
      <text:p text:style-name="P5">Nel caso in cui la ionizzazione raggiunga una soglia limite (alta possibilità di fulmini nella zona), viene inviato un SMS di avvertimento alle persone che ne richiedono il servizio.</text:p>
      <text:p text:style-name="P5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7S</meta:editing-duration>
    <meta:editing-cycles>5</meta:editing-cycles>
    <meta:generator>OpenOffice.org/3.4.1$Win32 OpenOffice.org_project/341m1$Build-9593</meta:generator>
    <dc:date>2013-05-31T15:27:17.85</dc:date>
    <dc:creator>Mattew </dc:creator>
    <meta:document-statistic meta:table-count="0" meta:image-count="0" meta:object-count="0" meta:page-count="1" meta:paragraph-count="5" meta:word-count="110" meta:character-count="768"/>
    <meta:user-defined meta:name="Info 1"/>
    <meta:user-defined meta:name="Info 2"/>
    <meta:user-defined meta:name="Info 3"/>
    <meta:user-defined meta:name="Info 4"/>
  </office:meta>
</office:document-meta>
</file>